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281.98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56.47mm"/>
    </style:style>
    <style:style style:name="co8" style:family="table-column">
      <style:table-column-properties fo:break-before="auto" style:column-width="74.08mm"/>
    </style:style>
    <style:style style:name="co9" style:family="table-column">
      <style:table-column-properties fo:break-before="auto" style:column-width="13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89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22.37mm" fo:break-before="auto" style:use-optimal-row-height="false"/>
    </style:style>
    <style:style style:name="ro5" style:family="table-row">
      <style:table-row-properties style:row-height="12.1mm" fo:break-before="auto" style:use-optimal-row-height="false"/>
    </style:style>
    <style:style style:name="ro6" style:family="table-row">
      <style:table-row-properties style:row-height="13.69mm" fo:break-before="auto" style:use-optimal-row-height="fals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66ffff" fo:wrap-option="wrap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8" style:family="table-cell" style:parent-style-name="Default">
      <style:table-cell-properties fo:border="0.06pt solid #000000"/>
      <style:text-properties style:language-asian="hi" style:country-asian="IN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ffff00" fo:wrap-option="wrap" fo:border="0.06pt solid #000000"/>
    </style:style>
    <style:style style:name="ce11" style:family="table-cell" style:parent-style-name="Default">
      <style:table-cell-properties fo:background-color="transparent" fo:wrap-option="wrap" fo:border="0.06pt solid #000000"/>
    </style:style>
    <style:style style:name="ce12" style:family="table-cell" style:parent-style-name="Default">
      <style:table-cell-properties fo:background-color="#ffff99" fo:wrap-option="wrap" fo:border="0.06pt solid #000000"/>
    </style:style>
    <style:style style:name="T1" style:family="text">
      <style:text-properties style:letter-kerning="true" style:country-asian="none" style:font-name-asian="Arial"/>
    </style:style>
    <style:style style:name="T2" style:family="text">
      <style:text-properties fo:color="#000000" style:font-name="Arial" fo:font-size="10pt" style:letter-kerning="true" fo:country="none" style:country-asian="none" style:font-name-asian="Arial" style:font-size-asian="10pt"/>
    </style:style>
    <style:style style:name="T3" style:family="text">
      <style:text-properties fo:color="#000000" style:font-name="Arial" style:letter-kerning="true" style:country-asian="none" style:font-name-asian="Arial"/>
    </style:style>
    <style:style style:name="T4" style:family="text">
      <style:text-properties fo:color="#000000" style:font-name="Arial" style:letter-kerning="true" style:country-asian="none" style:font-name-asian="Arial" fo:font-size="10pt" fo:country="none" style:font-size-asian="10pt"/>
    </style:style>
    <style:style style:name="T5" style:family="text">
      <style:text-properties fo:font-size="10pt" style:letter-kerning="true" fo:country="none" style:country-asian="none" style:font-name-asian="Arial" style:font-size-asian="10pt"/>
    </style:style>
    <style:style style:name="T6" style:family="text">
      <style:text-properties fo:font-size="10pt" style:letter-kerning="true" fo:country="none" style:country-asian="none" style:country-complex="none" style:font-name-asian="Arial" style:font-size-asian="10pt"/>
    </style:style>
  </office:automatic-styles>
  <office:body>
    <office:spreadsheet>
      <table:calculation-settings table:automatic-find-labels="false"/>
      <table:table table:name="ДОК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/>
          <table:table-cell table:style-name="ce2" office:value-type="string" calcext:value-type="string">
            <text:p>При внесении данных в «пончик» и «лист заказа» нет возможности оставить поля пустыми. Надо сделать поля с типом «NULL» либо исправить на уровне приложения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3">
          <table:table-cell/>
          <table:table-cell table:style-name="ce2" office:value-type="string" calcext:value-type="string">
            <text:p>Поле «Интервал» в пончике — неверный тип данных (либо вовсе убрать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4">
          <table:table-cell/>
          <table:table-cell table:style-name="ce2" office:value-type="string" calcext:value-type="string">
            <text:p>При резервировании на одном доке, данные о резерве автоматически переносятся на остальные доки. Например, поставщик 1 резервирует время на складе МСК, док1, с 10 до 10-30. При этом поставщик 2 не может резервировать время с 10 до 10-30 на складе МСК док2. Если WB закрывает время на доке1, то его нельзя резервировать на доке2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У Диспетчера должно быть 3 статуса на выбор: Прибытие на территорию, Доставлено, Ошибка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1">
          <table:table-cell/>
          <table:table-cell table:style-name="ce2" office:value-type="string" calcext:value-type="string">
            <text:p>Письмо поставщику — по форме (предоставить) с указанием номера дока, склада, даты, интервала времени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5">
          <table:table-cell/>
          <table:table-cell table:style-name="ce2" office:value-type="string" calcext:value-type="string">
            <text:p>После отмены Боссом интервал остается закрытым (активны кнопки «Отмена» и «Информация») в течение текущего сеанс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/>
        </table:table-row>
        <table:table-row table:style-name="ro6">
          <table:table-cell/>
          <table:table-cell table:style-name="ce3" office:value-type="string" calcext:value-type="string">
            <text:p>Поставщик может отменить пончик только в статусе «СОЗДАН» (при статусе «Прибытие на территорию», «Доставлено», «Ошибка» отменять он не может). 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5">
          <table:table-cell/>
          <table:table-cell table:style-name="ce2" office:value-type="string" calcext:value-type="string">
            <text:p>При отмене пончика поставщиком, он не может повторно в текущем сеансе выбрать это время (или один из 2-х интервалов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При закрытии «крестик» справ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5.06</text:p>
          </table:table-cell>
        </table:table-row>
        <table:table-row table:style-name="ro1">
          <table:table-cell/>
          <table:table-cell table:style-name="ce1" office:value-type="string" calcext:value-type="string">
            <text:p>Роль на русском языке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6.06</text:p>
          </table:table-cell>
        </table:table-row>
        <table:table-row table:style-name="ro1">
          <table:table-cell/>
          <table:table-cell table:style-name="ce1" office:value-type="string" calcext:value-type="string">
            <text:p>Очищать table CRUD plugin при его открыти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6.06</text:p>
          </table:table-cell>
        </table:table-row>
        <table:table-row table:style-name="ro7">
          <table:table-cell/>
          <table:table-cell table:style-name="ce2" office:value-type="string" calcext:value-type="string">
            <text:p>Цвета в зависимости от статуса: зеленый — доставлено (если статус доставлено у всех листов заказа), красный — если хотя бы у одного листа заказа статус «Ошибка», создан/прибытие на территорию — темно-синий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7.06</text:p>
          </table:table-cell>
        </table:table-row>
        <table:table-row table:style-name="ro1">
          <table:table-cell/>
          <table:table-cell table:style-name="ce1" office:value-type="string" calcext:value-type="string">
            <text:p>История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льзователь</text:p>
          </table:table-cell>
          <table:table-cell table:style-name="ce1" office:value-type="string" calcext:value-type="string">
            <text:p>21.06</text:p>
          </table:table-cell>
        </table:table-row>
        <table:table-row table:style-name="ro1">
          <table:table-cell/>
          <table:table-cell table:style-name="ce4" office:value-type="string" calcext:value-type="string">
            <text:p>Логирование</text:p>
          </table:table-cell>
          <table:table-cell office:value-type="string" calcext:value-type="string">
            <text:p>DONE</text:p>
          </table:table-cell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Сохранение состояния между сессиям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ИТЬ</text:p>
          </table:table-cell>
          <table:table-cell table:style-name="ce1" office:value-type="string" calcext:value-type="string">
            <text:p>29.06</text:p>
          </table:table-cell>
        </table:table-row>
        <table:table-row table:style-name="ro1">
          <table:table-cell/>
          <table:table-cell table:style-name="ce5" office:value-type="string" calcext:value-type="string">
            <text:p>Оптимизация запросов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Проверка на уровне БД последовательности дат для почника (без пересечений)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2.06</text:p>
          </table:table-cell>
        </table:table-row>
        <table:table-row table:style-name="ro1">
          <table:table-cell/>
          <table:table-cell office:value-type="string" calcext:value-type="string">
            <text:p>Создать админ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 office:value-type="string" calcext:value-type="string">
            <text:p>17.06</text:p>
          </table:table-cell>
        </table:table-row>
        <table:table-row table:style-name="ro1">
          <table:table-cell/>
          <table:table-cell office:value-type="string" calcext:value-type="string">
            <text:p>Восстановить поля в таблицах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9.06</text:p>
          </table:table-cell>
        </table:table-row>
        <table:table-row table:style-name="ro1">
          <table:table-cell/>
          <table:table-cell office:value-type="string" calcext:value-type="string">
            <text:p>В форме внесения данных «№ Листа заказа»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место ИНН выводить наименование поставщика (краткое наименование — проверить наличие этого поля).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История поставок (уточнить форму у Влады), кнопка у всех ролей, открывать форму в отдельном окне.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Роль «Охранник» - одна кнопка «Прибытие на территорию», всем листам заказа присваивается статус «Прибытие на территорию»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ерить работу в IE</text:p>
          </table:table-cell>
          <table:table-cell table:style-name="Default"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Количество паллет на уровне листа заказа (дополнительно, на уровне пончика не убирать!)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На уровне листа заказа дополнительно - №документа поставки, сумма по документу поставки, количество паллет для каждого листа заказа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Диспетчеру — возможность изменять количество паллет на пончике и листе заказа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При внесении в базу данных пользователя с ролью «Диспетчер» мы «привязываем» его к новому складу (ID&lt;&gt;1 msk), но при в ходе в портал склад остается msk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6" office:value-type="string" calcext:value-type="string">
            <text:p>Почистить код, добавить комментариев.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6" office:value-type="string" calcext:value-type="string">
            <text:p>Доделать permissions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</table:table>
      <table:table table:name="VIEWER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Из истории статусов убрать строки с пустым временем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В истории статусов показывать номер маршрутного листа, а не его ID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Если нет МЛ, то оставить активными кнопки "изменить статус накладной" и "история статусов" </text:span></text:p>
          </table:table-cell>
          <table:table-cell table:style-name="ce8"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Привести к утвержденному виду "изменить статус МЛ" </text:span></text:p>
          </table:table-cell>
          <table:table-cell table:style-name="ce8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гая загрузка истории статусов (модального окна)</text:p>
          </table:table-cell>
          <table:table-cell table:style-name="ce8" office:value-type="string" calcext:value-type="string">
            <text:p>DONE</text:p>
          </table:table-cell>
          <table:table-cell office:value-type="string" calcext:value-type="string">
            <text:p>Сережа</text:p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После выбора даты и времени не работает кнопка "закрыть" экран с календарем (но получается закрыть, если щелкнуть по экрану рядом). В Сhrome работает,а в </text:span><text:span text:style-name="T4">IE — нет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5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9" office:value-type="string" calcext:value-type="string">
            <text:p>NOT DONE</text:p>
          </table:table-cell>
          <table:table-cell table:style-name="ce10" office:value-type="string" calcext:value-type="string">
            <text:p><text:span text:style-name="T5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5">Поле для ввода количества паллет при изменении маршрутного листа (у диспетчера склада)</text:span></text:p>
          </table:table-cell>
          <table:table-cell office:value-type="string" calcext:value-type="string">
            <text:p>DONE</text:p>
          </table:table-cell>
          <table:table-cell table:style-name="ce1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5">Форматы даты в основной таблице. Привести к виду день.месяц.год, время оставить только для "время прибытия в следующий пункт"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5">Закрепить кнопки, чтобы двигались с прокруткой вправо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5">Ни в одной таблице не видно крестика"закрыть"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При введение в фильтр несуществующих данных ничего не происходит (на экране должна появляться надпись "данные отсутствуют")</text:span></text:p>
          </table:table-cell>
          <table:table-cell office:value-type="string" calcext:value-type="string">
            <text:p>NOT DONE</text:p>
          </table:table-cell>
          <table:table-cell table:style-name="ce12"/>
        </table:table-row>
        <table:table-row table:style-name="ro8">
          <table:table-cell table:style-name="Default" office:value-type="float" office:value="13" calcext:value-type="float">
            <text:p>13</text:p>
          </table:table-cell>
          <table:table-cell table:style-name="ce7" office:value-type="string" calcext:value-type="string">
            <text:p><text:span text:style-name="T5">У всех пользователей, кроме пользователя «администратор» неверное оформление — названия столбцов не соответствуют данным.</text:span>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То же, что 7-ой пункт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Изменить формат выбора даты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Не работают фильтры</text:p>
          </table:table-cell>
          <table:table-cell office:value-type="string" calcext:value-type="string">
            <text:p>NOT DONE</text:p>
          </table:table-cell>
          <table:table-cell table:style-name="ce5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Убрать «Номер ТС» при изменении статуса накладной (при изменении статуса Маршрутного листа — оставить)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Дублирование статусов в истории статусов (хотя выгрузка — одна) — пример, 5QSWQMOS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</table:table>
      <table:named-expressions/>
      <table:database-ranges>
        <table:database-range table:name="__Anonymous_Sheet_DB__0" table:target-range-address="ДОКИ.B1:ДОКИ.E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.00.0000</text:date>, <text:time style:data-style-name="N2" text:time-value="14:19:43.36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24:11.227000000</meta:creation-date>
    <dc:date>2016-07-05T14:36:14.621000000</dc:date>
    <meta:editing-duration>P1DT2H37M43S</meta:editing-duration>
    <meta:editing-cycles>21</meta:editing-cycles>
    <meta:generator>LibreOffice/5.0.4.2$Windows_x86 LibreOffice_project/2b9802c1994aa0b7dc6079e128979269cf95bc78</meta:generator>
    <meta:document-statistic meta:table-count="2" meta:cell-count="154" meta:object-count="0"/>
  </office:meta>
</office:document-meta>
</file>